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2">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2">, 2 vols. (Washington, D.C., 1897), I, 552-55, 564. See also Joanne Loewe Neel, </text:span><text:span text:style-name="T1">Phineas Bond</text:span><text:span text:style-name="T2">: </text:span><text:span text:style-name="T1">A Study in Anglo-American Relations</text:span><text:span text:style-name="T2">,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2">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2">(Baltimore, 1979), 273-96; E. James Ferguson, </text:span><text:span text:style-name="T1">The Power of the Purser</text:span><text:span text:style-name="T2">: </text:span><text:span text:style-name="T1">A History of American Public Finance</text:span><text:span text:style-name="T2">,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2">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2"><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8T14:49:53</meta:creation-date>
    <meta:editing-duration>P5DT5H5M50S</meta:editing-duration>
    <meta:editing-cycles>12</meta:editing-cycles>
    <meta:generator>LibreOffice/3.3$Unix LibreOffice_project/330m19$Build-8</meta:generator>
    <dc:date>2012-09-14T18:26:49</dc:date>
    <meta:document-statistic meta:table-count="0" meta:image-count="0" meta:object-count="0" meta:page-count="4" meta:paragraph-count="23" meta:word-count="2226" meta:character-count="14664"/>
  </office:meta>
</office:document-meta>
</file>